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text-indent="0cm" style:auto-text-indent="false" fo:background-color="transparent" fo:padding="0cm" fo:border="none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line-height="150%" fo:text-align="start" style:justify-single-word="false" fo:background-color="transparent" fo:padding="0cm" fo:border="non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color="#abb2bf" loext:opacity="100%" style:font-name="var font-mono" fo:background-color="transparent" loext:char-shading-value="0"/>
    </style:style>
    <style:style style:name="T2" style:family="text">
      <style:text-properties fo:color="#61afef" loext:opacity="100%" style:font-name="var font-mono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🎉 <text:span text:style-name="Strong_20_Emphasis">POC "Sectoral" prête !</text:span></text:p>
      <text:p text:style-name="Text_20_body">Voici ce que fait cette POC :</text:p>
      <text:h text:style-name="Heading_20_2" text:outline-level="2">🎯 Fonctionnalités démontrées</text:h>
      <text:p text:style-name="Text_20_body"><text:span text:style-name="Strong_20_Emphasis">Pipeline complet</text:span> :</text:p>
      <text:list text:style-name="L1">
        <text:list-item>
          <text:p text:style-name="P5"><text:span text:style-name="Strong_20_Emphasis">Ingestion</text:span> : 20 actions réparties sur 5 secteurs via Yahoo Finance </text:p>
        </text:list-item>
        <text:list-item>
          <text:p text:style-name="P5"><text:span text:style-name="Strong_20_Emphasis">Transformation</text:span> : Calculs de rendements, volatilité, moyennes mobiles </text:p>
        </text:list-item>
        <text:list-item>
          <text:p text:style-name="P5"><text:span text:style-name="Strong_20_Emphasis">Agrégation</text:span> : Métriques sectorielles consolidées </text:p>
        </text:list-item>
        <text:list-item>
          <text:p text:style-name="P5"><text:span text:style-name="Strong_20_Emphasis">Analytics</text:span> : Corrélations inter-sectorielles, insights business </text:p>
        </text:list-item>
        <text:list-item>
          <text:p text:style-name="P4"><text:span text:style-name="Strong_20_Emphasis">Export</text:span> : 3 fichiers CSV de résultats </text:p>
        </text:list-item>
      </text:list>
      <text:h text:style-name="Heading_20_2" text:outline-level="2">📊 Métriques calculées</text:h>
      <text:list text:style-name="L2">
        <text:list-item>
          <text:p text:style-name="P7">Rendements totaux par secteur (1 an) </text:p>
        </text:list-item>
        <text:list-item>
          <text:p text:style-name="P7">Volatilité annualisée </text:p>
        </text:list-item>
        <text:list-item>
          <text:p text:style-name="P7">Ratios de Sharpe </text:p>
        </text:list-item>
        <text:list-item>
          <text:p text:style-name="P7">Matrice de corrélations </text:p>
        </text:list-item>
        <text:list-item>
          <text:p text:style-name="P6">Top/Flop performers </text:p>
        </text:list-item>
      </text:list>
      <text:h text:style-name="Heading_20_2" text:outline-level="2">🚀 Pour exécuter</text:h>
      <text:p text:style-name="P1">bash</text:p>
      <text:p text:style-name="P2"><text:span text:style-name="Source_20_Text"><text:span text:style-name="T1">pip </text:span></text:span><text:span text:style-name="Source_20_Text"><text:span text:style-name="T2">install</text:span></text:span><text:span text:style-name="Source_20_Text"><text:span text:style-name="T1"> yfinance pandas numpy</text:span></text:span></text:p>
      <text:p text:style-name="P3"><text:span text:style-name="Source_20_Text"><text:span text:style-name="T1">python sectoral_poc.py</text:span></text:span></text:p>
      <text:h text:style-name="Heading_20_2" text:outline-level="2">📁 Outputs attendus</text:h>
      <text:list text:style-name="L3">
        <text:list-item>
          <text:p text:style-name="P9"><text:span text:style-name="Source_20_Text">sectoral_raw_data.csv</text:span> - Données brutes toutes actions </text:p>
        </text:list-item>
        <text:list-item>
          <text:p text:style-name="P9"><text:span text:style-name="Source_20_Text">sectoral_metrics.csv</text:span> - Métriques par secteur </text:p>
        </text:list-item>
        <text:list-item>
          <text:p text:style-name="P9"><text:span text:style-name="Source_20_Text">sectoral_correlations.csv</text:span> - Matrice de corrélations </text:p>
        </text:list-item>
        <text:list-item>
          <text:p text:style-name="P8">Résumé exécutif dans le terminal </text:p>
        </text:list-item>
      </text:list>
      <text:p text:style-name="Text_20_body"><text:span text:style-name="Strong_20_Emphasis">Cette POC démontre</text:span> : ✅ Ingestion de données financières réelles ✅ Transformations business pertinentes<text:line-break/>✅ Analytics sectorielles avancées ✅ Export pour usage downstream</text:p>
      <text:p text:style-name="Text_20_body">Prêt à tester ? Une fois validée, on pourra passer à l'architecture complète avec Airflow + AWS + dbt ! 🚀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07:25:45.478844284</meta:creation-date>
    <meta:generator>LibreOffice/24.2.7.2$Linux_X86_64 LibreOffice_project/420$Build-2</meta:generator>
    <dc:date>2025-07-05T07:26:11.696700431</dc:date>
    <meta:editing-duration>PT26S</meta:editing-duration>
    <meta:editing-cycles>1</meta:editing-cycles>
    <meta:document-statistic meta:table-count="0" meta:image-count="0" meta:object-count="0" meta:page-count="1" meta:paragraph-count="26" meta:word-count="167" meta:character-count="1090" meta:non-whitespace-character-count="949"/>
  </office:meta>
</office:document-meta>
</file>